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19.16mm"/>
    </style:style>
    <style:style style:name="co4" style:family="table-column">
      <style:table-column-properties fo:break-before="auto" style:column-width="11.84mm"/>
    </style:style>
    <style:style style:name="co5" style:family="table-column">
      <style:table-column-properties fo:break-before="auto" style:column-width="16.23mm"/>
    </style:style>
    <style:style style:name="co6" style:family="table-column">
      <style:table-column-properties fo:break-before="auto" style:column-width="11.62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14.55mm"/>
    </style:style>
    <style:style style:name="co9" style:family="table-column">
      <style:table-column-properties fo:break-before="auto" style:column-width="12.66mm"/>
    </style:style>
    <style:style style:name="co10" style:family="table-column">
      <style:table-column-properties fo:break-before="auto" style:column-width="15.8mm"/>
    </style:style>
    <style:style style:name="co11" style:family="table-column">
      <style:table-column-properties fo:break-before="auto" style:column-width="14.98mm"/>
    </style:style>
    <style:style style:name="co12" style:family="table-column">
      <style:table-column-properties fo:break-before="auto" style:column-width="15.4mm"/>
    </style:style>
    <style:style style:name="co13" style:family="table-column">
      <style:table-column-properties fo:break-before="auto" style:column-width="2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0" table:number-rows-spanned="1">
            <text:p>MEAN TOTAL TIMES PER PROGRAM (s)</text:p>
          </table:table-cell>
          <table:covered-table-cell table:number-columns-repeated="19"/>
          <table:table-cell table:number-columns-repeated="4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copy_intro</text:p>
          </table:table-cell>
          <table:table-cell office:value-type="string" calcext:value-type="string">
            <text:p>e-fact</text:p>
          </table:table-cell>
          <table:table-cell office:value-type="string" calcext:value-type="string">
            <text:p>e-simple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hrec</text:p>
          </table:table-cell>
          <table:table-cell office:value-type="string" calcext:value-type="string">
            <text:p>intro1</text:p>
          </table:table-cell>
          <table:table-cell office:value-type="string" calcext:value-type="string">
            <text:p>intro3</text:p>
          </table:table-cell>
          <table:table-cell office:value-type="string" calcext:value-type="string">
            <text:p>l-zipmap</text:p>
          </table:table-cell>
          <table:table-cell office:value-type="string" calcext:value-type="string">
            <text:p>l-zipunzi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c91</text:p>
          </table:table-cell>
          <table:table-cell office:value-type="string" calcext:value-type="string">
            <text:p>mc91-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ult-e</text:p>
          </table:table-cell>
          <table:table-cell office:value-type="string" calcext:value-type="string">
            <text:p>repeat-e</text:p>
          </table:table-cell>
          <table:table-cell office:value-type="string" calcext:value-type="string">
            <text:p>r-lock</text:p>
          </table:table-cell>
          <table:table-cell office:value-type="string" calcext:value-type="string">
            <text:p>r-lock-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-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evious av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table:style-name="ce2" office:value-type="float" office:value="0.0146666666666667" calcext:value-type="float">
            <text:p>0.015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163333333333333" calcext:value-type="float">
            <text:p>0.016</text:p>
          </table:table-cell>
          <table:table-cell table:style-name="ce2" office:value-type="float" office:value="0.0206666666666667" calcext:value-type="float">
            <text:p>0.021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216666666666667" calcext:value-type="float">
            <text:p>0.022</text:p>
          </table:table-cell>
          <table:table-cell table:style-name="ce2" office:value-type="float" office:value="0.0173333333333333" calcext:value-type="float">
            <text:p>0.017</text:p>
          </table:table-cell>
          <table:table-cell table:style-name="ce2" office:value-type="float" office:value="0.0143333333333333" calcext:value-type="float">
            <text:p>0.014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166666666666667" calcext:value-type="float">
            <text:p>0.017</text:p>
          </table:table-cell>
          <table:table-cell table:style-name="ce2" office:value-type="float" office:value="0.019" calcext:value-type="float">
            <text:p>0.019</text:p>
          </table:table-cell>
          <table:table-cell office:value-type="float" office:value="0.0143333333333333" calcext:value-type="float">
            <text:p>0.0143333333</text:p>
          </table:table-cell>
          <table:table-cell table:style-name="ce2" office:value-type="float" office:value="0.0173333333333333" calcext:value-type="float">
            <text:p>0.017</text:p>
          </table:table-cell>
          <table:table-cell table:style-name="ce2" table:formula="of:=AVERAGE([.B3:.U3])" office:value-type="float" office:value="0.0179666666666667" calcext:value-type="float">
            <text:p>0.018</text:p>
          </table:table-cell>
          <table:table-cell table:style-name="ce2" office:value-type="float" office:value="0.01415" calcext:value-type="float">
            <text:p>0.014</text:p>
          </table:table-cell>
          <table:table-cell table:style-name="ce4" table:formula="of:=[.V3]/[.W3]" office:value-type="float" office:value="1.26972909305065" calcext:value-type="float">
            <text:p>1.27</text:p>
          </table:table-cell>
          <table:table-cell table:style-name="ce4" table:formula="of:=[.X3]-1" office:value-type="float" office:value="0.269729093050648" calcext:value-type="float">
            <text:p>0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table:style-name="ce2" office:value-type="float" office:value="0.0146666666666667" calcext:value-type="float">
            <text:p>0.015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176666666666667" calcext:value-type="float">
            <text:p>0.018</text:p>
          </table:table-cell>
          <table:table-cell table:style-name="ce2" office:value-type="float" office:value="0.0216666666666667" calcext:value-type="float">
            <text:p>0.022</text:p>
          </table:table-cell>
          <table:table-cell table:style-name="ce2" office:value-type="float" office:value="0.0206666666666667" calcext:value-type="float">
            <text:p>0.021</text:p>
          </table:table-cell>
          <table:table-cell table:style-name="ce2" office:value-type="float" office:value="0.0246666666666667" calcext:value-type="float">
            <text:p>0.025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43333333333333" calcext:value-type="float">
            <text:p>0.024</text:p>
          </table:table-cell>
          <table:table-cell table:style-name="ce2" office:value-type="float" office:value="0.0193333333333333" calcext:value-type="float">
            <text:p>0.019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223333333333333" calcext:value-type="float">
            <text:p>0.022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023333333333333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table:formula="of:=AVERAGE([.B4:.U4])" office:value-type="float" office:value="0.02015" calcext:value-type="float">
            <text:p>0.020</text:p>
          </table:table-cell>
          <table:table-cell table:style-name="ce2" office:value-type="float" office:value="0.01425" calcext:value-type="float">
            <text:p>0.014</text:p>
          </table:table-cell>
          <table:table-cell table:style-name="ce4" table:formula="of:=[.V4]/[.W4]" office:value-type="float" office:value="1.4140350877193" calcext:value-type="float">
            <text:p>1.41</text:p>
          </table:table-cell>
          <table:table-cell table:style-name="ce4" table:formula="of:=[.X4]-1" office:value-type="float" office:value="0.414035087719298" calcext:value-type="float">
            <text:p>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table:style-name="ce2" office:value-type="float" office:value="0.0186666666666667" calcext:value-type="float">
            <text:p>0.019</text:p>
          </table:table-cell>
          <table:table-cell table:style-name="ce2" office:value-type="float" office:value="0.0226666666666667" calcext:value-type="float">
            <text:p>0.023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03333333333333" calcext:value-type="float">
            <text:p>0.020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38" calcext:value-type="float">
            <text:p>0.038</text:p>
          </table:table-cell>
          <table:table-cell table:style-name="ce2" office:value-type="float" office:value="0.0236666666666667" calcext:value-type="float">
            <text:p>0.024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313333333333333" calcext:value-type="float">
            <text:p>0.031</text:p>
          </table:table-cell>
          <table:table-cell table:style-name="ce2" office:value-type="float" office:value="0.0286666666666667" calcext:value-type="float">
            <text:p>0.029</text:p>
          </table:table-cell>
          <table:table-cell table:style-name="ce2" office:value-type="float" office:value="0.0186666666666667" calcext:value-type="float">
            <text:p>0.019</text:p>
          </table:table-cell>
          <table:table-cell table:style-name="ce2" office:value-type="float" office:value="0.0226666666666667" calcext:value-type="float">
            <text:p>0.023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56666666666667" calcext:value-type="float">
            <text:p>0.026</text:p>
          </table:table-cell>
          <table:table-cell office:value-type="float" office:value="0.0173333333333333" calcext:value-type="float">
            <text:p>0.0173333333</text:p>
          </table:table-cell>
          <table:table-cell table:style-name="ce2" office:value-type="float" office:value="0.0246666666666667" calcext:value-type="float">
            <text:p>0.025</text:p>
          </table:table-cell>
          <table:table-cell table:style-name="ce2" table:formula="of:=AVERAGE([.B5:.U5])" office:value-type="float" office:value="0.0229333333333333" calcext:value-type="float">
            <text:p>0.023</text:p>
          </table:table-cell>
          <table:table-cell table:style-name="ce2" office:value-type="float" office:value="0.01835" calcext:value-type="float">
            <text:p>0.018</text:p>
          </table:table-cell>
          <table:table-cell table:style-name="ce4" table:formula="of:=[.V5]/[.W5]" office:value-type="float" office:value="1.24977293369664" calcext:value-type="float">
            <text:p>1.25</text:p>
          </table:table-cell>
          <table:table-cell table:style-name="ce4" table:formula="of:=[.X5]-1" office:value-type="float" office:value="0.24977293369664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6" calcext:value-type="float">
            <text:p>0.06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0236666666666667" calcext:value-type="float">
            <text:p>0.024</text:p>
          </table:table-cell>
          <table:table-cell table:style-name="ce2" office:value-type="float" office:value="0.0196666666666667" calcext:value-type="float">
            <text:p>0.02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483333333333333" calcext:value-type="float">
            <text:p>0.048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0.05" calcext:value-type="float">
            <text:p>0.050</text:p>
          </table:table-cell>
          <table:table-cell table:style-name="ce2" office:value-type="float" office:value="0.0356666666666667" calcext:value-type="float">
            <text:p>0.036</text:p>
          </table:table-cell>
          <table:table-cell table:style-name="ce2" office:value-type="float" office:value="0.0253333333333333" calcext:value-type="float">
            <text:p>0.025</text:p>
          </table:table-cell>
          <table:table-cell table:style-name="ce2" office:value-type="float" office:value="0.0306666666666667" calcext:value-type="float">
            <text:p>0.031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table:formula="of:=AVERAGE([.Q7:.Q9])" office:value-type="float" office:value="0.0257777777777778" calcext:value-type="float">
            <text:p>0.026</text:p>
          </table:table-cell>
          <table:table-cell table:style-name="ce2" office:value-type="float" office:value="0.0256666666666667" calcext:value-type="float">
            <text:p>0.026</text:p>
          </table:table-cell>
          <table:table-cell office:value-type="float" office:value="0.0193333333333333" calcext:value-type="float">
            <text:p>0.0193333333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table:formula="of:=AVERAGE([.B6:.U6])" office:value-type="float" office:value="0.0282722222222222" calcext:value-type="float">
            <text:p>0.028</text:p>
          </table:table-cell>
          <table:table-cell table:style-name="ce2" office:value-type="float" office:value="0.5206" calcext:value-type="float">
            <text:p>0.521</text:p>
          </table:table-cell>
          <table:table-cell table:style-name="ce4" table:formula="of:=[.V6]/[.W6]" office:value-type="float" office:value="0.0543069962009647" calcext:value-type="float">
            <text:p>0.05</text:p>
          </table:table-cell>
          <table:table-cell table:style-name="ce4" table:formula="of:=[.X6]-1" office:value-type="float" office:value="-0.945693003799035" calcext:value-type="float">
            <text:p>-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2" calcext:value-type="float">
            <text:p>0.15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6" calcext:value-type="float">
            <text:p>0.026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0.0253333333333333" calcext:value-type="float">
            <text:p>0.025</text:p>
          </table:table-cell>
          <table:table-cell table:style-name="ce2" table:formula="of:=AVERAGE([.F8:.F10])" office:value-type="float" office:value="0.0277777777777778" calcext:value-type="float">
            <text:p>0.028</text:p>
          </table:table-cell>
          <table:table-cell table:style-name="ce2" office:value-type="float" office:value="0.0213333333333333" calcext:value-type="float">
            <text:p>0.021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583333333333333" calcext:value-type="float">
            <text:p>0.058</text:p>
          </table:table-cell>
          <table:table-cell table:style-name="ce2" office:value-type="float" office:value="0.0316666666666667" calcext:value-type="float">
            <text:p>0.032</text:p>
          </table:table-cell>
          <table:table-cell table:style-name="ce2" office:value-type="float" office:value="0.0256666666666667" calcext:value-type="float">
            <text:p>0.026</text:p>
          </table:table-cell>
          <table:table-cell table:style-name="ce2" office:value-type="float" office:value="0.0786666666666667" calcext:value-type="float">
            <text:p>0.079</text:p>
          </table:table-cell>
          <table:table-cell table:style-name="ce2" office:value-type="float" office:value="0.0363333333333333" calcext:value-type="float">
            <text:p>0.036</text:p>
          </table:table-cell>
          <table:table-cell table:style-name="ce2" office:value-type="float" office:value="0.0353333333333333" calcext:value-type="float">
            <text:p>0.035</text:p>
          </table:table-cell>
          <table:table-cell table:style-name="ce2" office:value-type="float" office:value="0.03" calcext:value-type="float">
            <text:p>0.030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0.0223333333333333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table:style-name="ce2" office:value-type="float" office:value="0.0226666666666667" calcext:value-type="float">
            <text:p>0.023</text:p>
          </table:table-cell>
          <table:table-cell table:style-name="ce2" table:formula="of:=AVERAGE([.B7:.U7])" office:value-type="float" office:value="0.0370055555555556" calcext:value-type="float">
            <text:p>0.037</text:p>
          </table:table-cell>
          <table:table-cell table:style-name="ce2" office:value-type="float" office:value="0.53665" calcext:value-type="float">
            <text:p>0.537</text:p>
          </table:table-cell>
          <table:table-cell table:style-name="ce4" table:formula="of:=[.V7]/[.W7]" office:value-type="float" office:value="0.0689565928548506" calcext:value-type="float">
            <text:p>0.07</text:p>
          </table:table-cell>
          <table:table-cell table:style-name="ce4" table:formula="of:=[.X7]-1" office:value-type="float" office:value="-0.931043407145149" calcext:value-type="float">
            <text:p>-0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4" calcext:value-type="float">
            <text:p>0.024</text:p>
          </table:table-cell>
          <table:table-cell table:style-name="ce2" office:value-type="float" office:value="0.0173333333333333" calcext:value-type="float">
            <text:p>0.017</text:p>
          </table:table-cell>
          <table:table-cell table:style-name="ce2" office:value-type="float" office:value="0.0243333333333333" calcext:value-type="float">
            <text:p>0.024</text:p>
          </table:table-cell>
          <table:table-cell table:style-name="ce2" office:value-type="float" office:value="0.0466666666666667" calcext:value-type="float">
            <text:p>0.047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783333333333333" calcext:value-type="float">
            <text:p>0.078</text:p>
          </table:table-cell>
          <table:table-cell table:style-name="ce2" office:value-type="float" office:value="0.041" calcext:value-type="float">
            <text:p>0.041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199" calcext:value-type="float">
            <text:p>0.199</text:p>
          </table:table-cell>
          <table:table-cell table:style-name="ce2" office:value-type="float" office:value="0.158666666666667" calcext:value-type="float">
            <text:p>0.159</text:p>
          </table:table-cell>
          <table:table-cell table:style-name="ce2" office:value-type="float" office:value="0.0326666666666667" calcext:value-type="float">
            <text:p>0.033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46666666666667" calcext:value-type="float">
            <text:p>0.025</text:p>
          </table:table-cell>
          <table:table-cell table:style-name="ce2" office:value-type="float" office:value="0.0223333333333333" calcext:value-type="float">
            <text:p>0.022</text:p>
          </table:table-cell>
          <table:table-cell table:style-name="ce2" office:value-type="float" office:value="0.023" calcext:value-type="float">
            <text:p>0.023</text:p>
          </table:table-cell>
          <table:table-cell office:value-type="float" office:value="0.028" calcext:value-type="float">
            <text:p>0.028</text:p>
          </table:table-cell>
          <table:table-cell table:style-name="ce2" office:value-type="float" office:value="0.0296666666666667" calcext:value-type="float">
            <text:p>0.030</text:p>
          </table:table-cell>
          <table:table-cell table:style-name="ce2" table:formula="of:=AVERAGE([.B8:.U8])" office:value-type="float" office:value="0.08895" calcext:value-type="float">
            <text:p>0.089</text:p>
          </table:table-cell>
          <table:table-cell table:style-name="ce2" office:value-type="float" office:value="1.4976" calcext:value-type="float">
            <text:p>1.498</text:p>
          </table:table-cell>
          <table:table-cell table:style-name="ce4" table:formula="of:=[.V8]/[.W8]" office:value-type="float" office:value="0.0593950320512821" calcext:value-type="float">
            <text:p>0.06</text:p>
          </table:table-cell>
          <table:table-cell table:style-name="ce4" table:formula="of:=[.X8]-1" office:value-type="float" office:value="-0.940604967948718" calcext:value-type="float">
            <text:p>-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864" calcext:value-type="float">
            <text:p>7.864</text:p>
          </table:table-cell>
          <table:table-cell table:style-name="ce2" office:value-type="float" office:value="0.05" calcext:value-type="float">
            <text:p>0.050</text:p>
          </table:table-cell>
          <table:table-cell office:value-type="float" office:value="0.037" calcext:value-type="float">
            <text:p>0.037</text:p>
          </table:table-cell>
          <table:table-cell table:style-name="ce2" office:value-type="float" office:value="0.0176666666666667" calcext:value-type="float">
            <text:p>0.018</text:p>
          </table:table-cell>
          <table:table-cell table:style-name="ce2" office:value-type="float" office:value="0.03" calcext:value-type="float">
            <text:p>0.030</text:p>
          </table:table-cell>
          <table:table-cell table:style-name="ce2" office:value-type="float" office:value="0.155333333333333" calcext:value-type="float">
            <text:p>0.155</text:p>
          </table:table-cell>
          <table:table-cell table:style-name="ce2" office:value-type="float" office:value="0.0196666666666667" calcext:value-type="float">
            <text:p>0.020</text:p>
          </table:table-cell>
          <table:table-cell table:style-name="ce2" office:value-type="float" office:value="0.0166666666666667" calcext:value-type="float">
            <text:p>0.017</text:p>
          </table:table-cell>
          <table:table-cell table:style-name="ce2" office:value-type="float" office:value="0.09" calcext:value-type="float">
            <text:p>0.090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499333333333333" calcext:value-type="float">
            <text:p>0.499</text:p>
          </table:table-cell>
          <table:table-cell table:style-name="ce2" office:value-type="float" office:value="0.12" calcext:value-type="float">
            <text:p>0.120</text:p>
          </table:table-cell>
          <table:table-cell table:style-name="ce2" office:value-type="float" office:value="0.0386666666666667" calcext:value-type="float">
            <text:p>0.039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3" calcext:value-type="float">
            <text:p>0.023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0.0223333333333333" calcext:value-type="float">
            <text:p>0.022</text:p>
          </table:table-cell>
          <table:table-cell table:style-name="ce2" table:formula="of:=AVERAGE([.B9:.U9])" office:value-type="float" office:value="0.4591" calcext:value-type="float">
            <text:p>0.459</text:p>
          </table:table-cell>
          <table:table-cell table:style-name="ce2" office:value-type="float" office:value="2.45855" calcext:value-type="float">
            <text:p>2.459</text:p>
          </table:table-cell>
          <table:table-cell table:style-name="ce4" table:formula="of:=[.V9]/[.W9]" office:value-type="float" office:value="0.186736084277318" calcext:value-type="float">
            <text:p>0.19</text:p>
          </table:table-cell>
          <table:table-cell table:style-name="ce4" table:formula="of:=[.X9]-1" office:value-type="float" office:value="-0.813263915722682" calcext:value-type="float">
            <text:p>-0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2" calcext:value-type="float">
            <text:p>0.042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280666666666667" calcext:value-type="float">
            <text:p>0.281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0153333333333333" calcext:value-type="float">
            <text:p>0.015</text:p>
          </table:table-cell>
          <table:table-cell table:style-name="ce2" office:value-type="float" office:value="0.118666666666667" calcext:value-type="float">
            <text:p>0.119</text:p>
          </table:table-cell>
          <table:table-cell table:style-name="ce2" office:value-type="float" office:value="0.0603333333333333" calcext:value-type="float">
            <text:p>0.060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2.09666666666667" calcext:value-type="float">
            <text:p>2.097</text:p>
          </table:table-cell>
          <table:table-cell table:style-name="ce2" office:value-type="float" office:value="0.216333333333333" calcext:value-type="float">
            <text:p>0.216</text:p>
          </table:table-cell>
          <table:table-cell table:style-name="ce2" office:value-type="float" office:value="0.0436666666666667" calcext:value-type="float">
            <text:p>0.044</text:p>
          </table:table-cell>
          <table:table-cell table:style-name="ce2" office:value-type="float" office:value="0.0433333333333333" calcext:value-type="float">
            <text:p>0.043</text:p>
          </table:table-cell>
          <table:table-cell table:style-name="ce2" office:value-type="float" office:value="0.028" calcext:value-type="float">
            <text:p>0.028</text:p>
          </table:table-cell>
          <table:table-cell table:style-name="ce2" office:value-type="float" office:value="0.0256666666666667" calcext:value-type="float">
            <text:p>0.026</text:p>
          </table:table-cell>
          <table:table-cell table:style-name="ce2" office:value-type="float" office:value="0.0266666666666667" calcext:value-type="float">
            <text:p>0.027</text:p>
          </table:table-cell>
          <table:table-cell office:value-type="float" office:value="0.0453333333333333" calcext:value-type="float">
            <text:p>0.0453333333</text:p>
          </table:table-cell>
          <table:table-cell table:style-name="ce2" office:value-type="float" office:value="0.03" calcext:value-type="float">
            <text:p>0.030</text:p>
          </table:table-cell>
          <table:table-cell table:style-name="ce2" table:formula="of:=AVERAGE([.B10:.U10])" office:value-type="float" office:value="0.661616666666667" calcext:value-type="float">
            <text:p>0.662</text:p>
          </table:table-cell>
          <table:table-cell table:style-name="ce2" office:value-type="float" office:value="2.63545" calcext:value-type="float">
            <text:p>2.635</text:p>
          </table:table-cell>
          <table:table-cell table:style-name="ce4" table:formula="of:=[.V10]/[.W10]" office:value-type="float" office:value="0.251045046070564" calcext:value-type="float">
            <text:p>0.25</text:p>
          </table:table-cell>
          <table:table-cell table:style-name="ce4" table:formula="of:=[.X10]-1" office:value-type="float" office:value="-0.748954953929436" calcext:value-type="float">
            <text:p>-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2" calcext:value-type="float">
            <text:p>0.042</text:p>
          </table:table-cell>
          <table:table-cell table:style-name="ce2" office:value-type="float" office:value="0.02" calcext:value-type="float">
            <text:p>0.020</text:p>
          </table:table-cell>
          <table:table-cell table:style-name="ce2" office:value-type="float" office:value="0.03" calcext:value-type="float">
            <text:p>0.030</text:p>
          </table:table-cell>
          <table:table-cell table:style-name="ce2" office:value-type="float" office:value="2.73866666666667" calcext:value-type="float">
            <text:p>2.739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183333333333333" calcext:value-type="float">
            <text:p>0.018</text:p>
          </table:table-cell>
          <table:table-cell table:style-name="ce2" office:value-type="float" office:value="0.115" calcext:value-type="float">
            <text:p>0.115</text:p>
          </table:table-cell>
          <table:table-cell table:style-name="ce2" office:value-type="float" office:value="0.0693333333333333" calcext:value-type="float">
            <text:p>0.069</text:p>
          </table:table-cell>
          <table:table-cell table:style-name="ce2" office:value-type="float" office:value="0.0263333333333333" calcext:value-type="float">
            <text:p>0.026</text:p>
          </table:table-cell>
          <table:table-cell table:style-name="ce2" office:value-type="float" office:value="5.62033333333333" calcext:value-type="float">
            <text:p>5.620</text:p>
          </table:table-cell>
          <table:table-cell table:style-name="ce2" office:value-type="float" office:value="0.683333333333333" calcext:value-type="float">
            <text:p>0.683</text:p>
          </table:table-cell>
          <table:table-cell table:style-name="ce2" office:value-type="float" office:value="0.0493333333333333" calcext:value-type="float">
            <text:p>0.049</text:p>
          </table:table-cell>
          <table:table-cell table:style-name="ce2" office:value-type="float" office:value="0.055" calcext:value-type="float">
            <text:p>0.055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33333333333333" calcext:value-type="float">
            <text:p>0.023</text:p>
          </table:table-cell>
          <table:table-cell office:value-type="float" office:value="0.052" calcext:value-type="float">
            <text:p>0.052</text:p>
          </table:table-cell>
          <table:table-cell table:style-name="ce2" office:value-type="float" office:value="0.0493333333333333" calcext:value-type="float">
            <text:p>0.049</text:p>
          </table:table-cell>
          <table:table-cell table:style-name="ce2" table:formula="of:=AVERAGE([.B11:.U11])" office:value-type="float" office:value="0.986516666666667" calcext:value-type="float">
            <text:p>0.987</text:p>
          </table:table-cell>
          <table:table-cell table:style-name="ce2" office:value-type="float" office:value="2.8461" calcext:value-type="float">
            <text:p>2.846</text:p>
          </table:table-cell>
          <table:table-cell table:style-name="ce4" table:formula="of:=[.V11]/[.W11]" office:value-type="float" office:value="0.346620521649509" calcext:value-type="float">
            <text:p>0.35</text:p>
          </table:table-cell>
          <table:table-cell table:style-name="ce4" table:formula="of:=[.X11]-1" office:value-type="float" office:value="-0.653379478350491" calcext:value-type="float">
            <text:p>-0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.00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1" calcext:value-type="float">
            <text:p>0.041</text:p>
          </table:table-cell>
          <table:table-cell table:style-name="ce2" office:value-type="float" office:value="0.0176666666666667" calcext:value-type="float">
            <text:p>0.018</text:p>
          </table:table-cell>
          <table:table-cell table:style-name="ce2" office:value-type="float" office:value="0.0286666666666667" calcext:value-type="float">
            <text:p>0.029</text:p>
          </table:table-cell>
          <table:table-cell table:style-name="ce3" office:value-type="float" office:value="10" calcext:value-type="float">
            <text:p>10.00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182" calcext:value-type="float">
            <text:p>0.182</text:p>
          </table:table-cell>
          <table:table-cell table:style-name="ce2" office:value-type="float" office:value="0.0846666666666667" calcext:value-type="float">
            <text:p>0.085</text:p>
          </table:table-cell>
          <table:table-cell table:style-name="ce2" office:value-type="float" office:value="0.0276666666666667" calcext:value-type="float">
            <text:p>0.028</text:p>
          </table:table-cell>
          <table:table-cell table:style-name="ce3" office:value-type="float" office:value="10" calcext:value-type="float">
            <text:p>10.000</text:p>
          </table:table-cell>
          <table:table-cell table:style-name="ce2" office:value-type="float" office:value="2.857" calcext:value-type="float">
            <text:p>2.857</text:p>
          </table:table-cell>
          <table:table-cell table:style-name="ce2" office:value-type="float" office:value="0.0616666666666667" calcext:value-type="float">
            <text:p>0.062</text:p>
          </table:table-cell>
          <table:table-cell table:style-name="ce2" office:value-type="float" office:value="0.058" calcext:value-type="float">
            <text:p>0.058</text:p>
          </table:table-cell>
          <table:table-cell table:style-name="ce2" office:value-type="float" office:value="0.0356666666666667" calcext:value-type="float">
            <text:p>0.036</text:p>
          </table:table-cell>
          <table:table-cell table:style-name="ce2" office:value-type="float" office:value="0.0236666666666667" calcext:value-type="float">
            <text:p>0.024</text:p>
          </table:table-cell>
          <table:table-cell table:style-name="ce2" office:value-type="float" office:value="0.028" calcext:value-type="float">
            <text:p>0.028</text:p>
          </table:table-cell>
          <table:table-cell office:value-type="float" office:value="0.0526666666666667" calcext:value-type="float">
            <text:p>0.0526666667</text:p>
          </table:table-cell>
          <table:table-cell table:style-name="ce2" office:value-type="float" office:value="0.06" calcext:value-type="float">
            <text:p>0.060</text:p>
          </table:table-cell>
          <table:table-cell table:style-name="ce2" table:formula="of:=AVERAGE([.B12:.U12])" office:value-type="float" office:value="1.68381666666667" calcext:value-type="float">
            <text:p>1.684</text:p>
          </table:table-cell>
          <table:table-cell table:style-name="ce2" office:value-type="float" office:value="3.2837" calcext:value-type="float">
            <text:p>3.284</text:p>
          </table:table-cell>
          <table:table-cell table:style-name="ce4" table:formula="of:=[.V12]/[.W12]" office:value-type="float" office:value="0.512780298646852" calcext:value-type="float">
            <text:p>0.51</text:p>
          </table:table-cell>
          <table:table-cell table:style-name="ce4" table:formula="of:=[.X12]-1" office:value-type="float" office:value="-0.487219701353148" calcext:value-type="float">
            <text:p>-0.49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11"/>
          <table:table-cell table:style-name="ce4" table:formula="of:=AVERAGE([.X3:.X12])" office:value-type="float" office:value="0.541337768621793" calcext:value-type="float">
            <text:p>0.54</text:p>
          </table:table-cell>
          <table:table-cell table:style-name="ce4" table:formula="of:=[.X13]-1" office:value-type="float" office:value="-0.458662231378207" calcext:value-type="float">
            <text:p>-0.46</text:p>
          </table:table-cell>
        </table:table-row>
        <table:table-row table:style-name="ro1">
          <table:table-cell/>
          <table:table-cell table:formula="of:=AVERAGE(8;10;10)" office:value-type="float" office:value="9.33333333333333" calcext:value-type="float">
            <text:p>9.3333333333</text:p>
          </table:table-cell>
          <table:table-cell table:number-columns-repeated="3"/>
          <table:table-cell table:style-name="ce2"/>
          <table:table-cell table:number-columns-repeated="15"/>
          <table:table-cell table:style-name="ce2" table:formula="of:=AVERAGE([.V3:.V5])" office:value-type="float" office:value="0.02035" calcext:value-type="float">
            <text:p>0.020</text:p>
          </table:table-cell>
          <table:table-cell table:style-name="ce2" table:formula="of:=AVERAGE([.W3:.W5])" office:value-type="float" office:value="0.0155833333333333" calcext:value-type="float">
            <text:p>0.016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table:style-name="ce2"/>
          <table:table-cell table:number-columns-repeated="19"/>
        </table:table-row>
        <table:table-row table:style-name="ro1">
          <table:table-cell office:value-type="string" calcext:value-type="string">
            <text:p>ERROR BAR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copy_intro</text:p>
          </table:table-cell>
          <table:table-cell office:value-type="string" calcext:value-type="string">
            <text:p>e-fact</text:p>
          </table:table-cell>
          <table:table-cell office:value-type="string" calcext:value-type="string">
            <text:p>e-simple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hrec</text:p>
          </table:table-cell>
          <table:table-cell office:value-type="string" calcext:value-type="string">
            <text:p>intro1</text:p>
          </table:table-cell>
          <table:table-cell office:value-type="string" calcext:value-type="string">
            <text:p>intro3</text:p>
          </table:table-cell>
          <table:table-cell office:value-type="string" calcext:value-type="string">
            <text:p>l-zipmap</text:p>
          </table:table-cell>
          <table:table-cell office:value-type="string" calcext:value-type="string">
            <text:p>l-zipunzi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c91</text:p>
          </table:table-cell>
          <table:table-cell office:value-type="string" calcext:value-type="string">
            <text:p>mc91-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ult-e</text:p>
          </table:table-cell>
          <table:table-cell office:value-type="string" calcext:value-type="string">
            <text:p>repeat-e</text:p>
          </table:table-cell>
          <table:table-cell office:value-type="string" calcext:value-type="string">
            <text:p>r-lock</text:p>
          </table:table-cell>
          <table:table-cell office:value-type="string" calcext:value-type="string">
            <text:p>r-lock-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um-e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7" calcext:value-type="float">
            <text:p>0.0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2" calcext:value-type="float">
            <text:p>0.0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4" calcext:value-type="float">
            <text:p>0.334</text:p>
          </table:table-cell>
          <table:table-cell office:value-type="float" office:value="0.013" calcext:value-type="float">
            <text:p>0.0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3" calcext:value-type="float">
            <text:p>0.00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[.B19]/[.B3]" office:value-type="float" office:value="0.0454545454545455" calcext:value-type="float">
            <text:p>0.0454545455</text:p>
          </table:table-cell>
          <table:table-cell table:formula="of:=[.C19]/[.C3]" office:value-type="float" office:value="0.357142857142857" calcext:value-type="float">
            <text:p>0.3571428571</text:p>
          </table:table-cell>
          <table:table-cell table:number-columns-repeated="9"/>
          <table:table-cell table:formula="of:=[.M19]/[.M3]" office:value-type="float" office:value="0.0461538461538461" calcext:value-type="float">
            <text:p>0.0461538462</text:p>
          </table:table-cell>
          <table:table-cell table:number-columns-repeated="12"/>
        </table:table-row>
        <table:table-row table:style-name="ro1">
          <table:table-cell/>
          <table:table-cell table:formula="of:=[.B20]/[.B4]" office:value-type="float" office:value="0.173913043478261" calcext:value-type="float">
            <text:p>0.1739130435</text:p>
          </table:table-cell>
          <table:table-cell table:formula="of:=[.C20]/[.C4]" office:value-type="float" office:value="0.411764705882353" calcext:value-type="float">
            <text:p>0.4117647059</text:p>
          </table:table-cell>
          <table:table-cell table:number-columns-repeated="9"/>
          <table:table-cell table:formula="of:=[.M20]/[.M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[.B21]/[.B5]" office:value-type="float" office:value="0.0769230769230769" calcext:value-type="float">
            <text:p>0.0769230769</text:p>
          </table:table-cell>
          <table:table-cell table:formula="of:=[.C21]/[.C5]" office:value-type="float" office:value="0.0714285714285714" calcext:value-type="float">
            <text:p>0.0714285714</text:p>
          </table:table-cell>
          <table:table-cell table:number-columns-repeated="9"/>
          <table:table-cell table:formula="of:=[.M21]/[.M5]" office:value-type="float" office:value="0.0319148936170213" calcext:value-type="float">
            <text:p>0.0319148936</text:p>
          </table:table-cell>
          <table:table-cell table:number-columns-repeated="12"/>
        </table:table-row>
        <table:table-row table:style-name="ro1">
          <table:table-cell/>
          <table:table-cell table:formula="of:=[.B22]/[.B6]" office:value-type="float" office:value="0.0666666666666667" calcext:value-type="float">
            <text:p>0.0666666667</text:p>
          </table:table-cell>
          <table:table-cell table:formula="of:=[.C22]/[.C6]" office:value-type="float" office:value="0.384615384615385" calcext:value-type="float">
            <text:p>0.3846153846</text:p>
          </table:table-cell>
          <table:table-cell table:number-columns-repeated="9"/>
          <table:table-cell table:formula="of:=[.M22]/[.M6]" office:value-type="float" office:value="0.04" calcext:value-type="float">
            <text:p>0.04</text:p>
          </table:table-cell>
          <table:table-cell table:number-columns-repeated="12"/>
        </table:table-row>
        <table:table-row table:style-name="ro1">
          <table:table-cell/>
          <table:table-cell table:formula="of:=[.B23]/[.B7]" office:value-type="float" office:value="0.0526315789473684" calcext:value-type="float">
            <text:p>0.0526315789</text:p>
          </table:table-cell>
          <table:table-cell table:formula="of:=[.C23]/[.C7]" office:value-type="float" office:value="0.210526315789474" calcext:value-type="float">
            <text:p>0.2105263158</text:p>
          </table:table-cell>
          <table:table-cell table:number-columns-repeated="9"/>
          <table:table-cell table:formula="of:=[.M23]/[.M7]" office:value-type="float" office:value="0.0127118644067797" calcext:value-type="float">
            <text:p>0.0127118644</text:p>
          </table:table-cell>
          <table:table-cell table:number-columns-repeated="12"/>
        </table:table-row>
        <table:table-row table:style-name="ro1">
          <table:table-cell/>
          <table:table-cell table:formula="of:=[.B24]/[.B8]" office:value-type="float" office:value="0.00335570469798658" calcext:value-type="float">
            <text:p>0.0033557047</text:p>
          </table:table-cell>
          <table:table-cell table:formula="of:=[.C24]/[.C8]" office:value-type="float" office:value="0.166666666666667" calcext:value-type="float">
            <text:p>0.1666666667</text:p>
          </table:table-cell>
          <table:table-cell table:number-columns-repeated="9"/>
          <table:table-cell table:formula="of:=[.M24]/[.M8]" office:value-type="float" office:value="0.0703517587939698" calcext:value-type="float">
            <text:p>0.0703517588</text:p>
          </table:table-cell>
          <table:table-cell table:number-columns-repeated="12"/>
        </table:table-row>
        <table:table-row table:style-name="ro1">
          <table:table-cell/>
          <table:table-cell table:formula="of:=[.B25]/[.B9]" office:value-type="float" office:value="0.042472024415056" calcext:value-type="float">
            <text:p>0.0424720244</text:p>
          </table:table-cell>
          <table:table-cell table:formula="of:=[.C25]/[.C9]" office:value-type="float" office:value="0.26" calcext:value-type="float">
            <text:p>0.26</text:p>
          </table:table-cell>
          <table:table-cell table:number-columns-repeated="9"/>
          <table:table-cell table:formula="of:=[.M25]/[.M9]" office:value-type="float" office:value="0.0160213618157544" calcext:value-type="float">
            <text:p>0.01602136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6]/[.C10]" office:value-type="float" office:value="0.181818181818182" calcext:value-type="float">
            <text:p>0.1818181818</text:p>
          </table:table-cell>
          <table:table-cell table:number-columns-repeated="9"/>
          <table:table-cell table:formula="of:=[.M26]/[.M10]" office:value-type="float" office:value="0.0476947535771065" calcext:value-type="float">
            <text:p>0.04769475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7]/[.C11]" office:value-type="float" office:value="0.101449275362319" calcext:value-type="float">
            <text:p>0.1014492754</text:p>
          </table:table-cell>
          <table:table-cell table:number-columns-repeated="9"/>
          <table:table-cell table:formula="of:=[.M27]/[.M11]" office:value-type="float" office:value="0.00907419488761047" calcext:value-type="float">
            <text:p>0.00907419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28]/[.C12]" office:value-type="float" office:value="0.153846153846154" calcext:value-type="float">
            <text:p>0.1538461538</text:p>
          </table:table-cell>
          <table:table-cell table:number-columns-repeated="9"/>
          <table:table-cell table:formula="of:=[.M28]/[.M1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formula="of:=AVERAGE([.B30:.B36])" office:value-type="float" office:value="0.065916662940423" calcext:value-type="float">
            <text:p>0.0659166629</text:p>
          </table:table-cell>
          <table:table-cell table:formula="of:=AVERAGE([.C30:.C39])" office:value-type="float" office:value="0.229925811255196" calcext:value-type="float">
            <text:p>0.2299258113</text:p>
          </table:table-cell>
          <table:table-cell table:number-columns-repeated="9"/>
          <table:table-cell table:formula="of:=AVERAGE([.M30:.M39])" office:value-type="float" office:value="0.0273922673252088" calcext:value-type="float">
            <text:p>0.0273922673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table:formula="of:=AVERAGE([.B40];[.C40];[.M40])" office:value-type="float" office:value="0.107744913840276" calcext:value-type="float">
            <text:p>0.1077449138</text:p>
          </table:table-cell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table:number-columns-repeated="10"/>
          <table:table-cell table:style-name="ce2"/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9"/>
        </table:table-row>
        <table:table-row table:style-name="ro1">
          <table:table-cell table:number-columns-repeated="7"/>
          <table:table-cell table:style-name="ce2"/>
          <table:table-cell table:number-columns-repeated="7"/>
          <table:table-cell table:style-name="ce2"/>
          <table:table-cell table:number-columns-repeated="9"/>
        </table:table-row>
      </table:table>
      <table:table table:name="CHART" table:style-name="ta1">
        <table:shapes>
          <draw:frame draw:z-index="0" draw:style-name="gr1" draw:text-style-name="P1" svg:width="294.39mm" svg:height="176.1mm" svg:x="0.01mm" svg:y="0mm">
            <loext:p draw:notify-on-update-of-ranges="DATA.A3:DATA.A12 DATA.B2:DATA.B2 DATA.B3:DATA.B12 DATA.A3:DATA.A12 DATA.C2:DATA.C2 DATA.C3:DATA.C12 DATA.A3:DATA.A12 DATA.D2:DATA.D2 DATA.D3:DATA.D12 DATA.A3:DATA.A12 DATA.E2:DATA.E2 DATA.E3:DATA.E12 DATA.A3:DATA.A12 DATA.F2:DATA.F2 DATA.F3:DATA.F12 DATA.A3:DATA.A12 DATA.G2:DATA.G2 DATA.G3:DATA.G12 DATA.A3:DATA.A12 DATA.H2:DATA.H2 DATA.H3:DATA.H12 DATA.A3:DATA.A12 DATA.I2:DATA.I2 DATA.I3:DATA.I12 DATA.A3:DATA.A12 DATA.J2:DATA.J2 DATA.J3:DATA.J12 DATA.A3:DATA.A12 DATA.K2:DATA.K2 DATA.K3:DATA.K12 DATA.A3:DATA.A12 DATA.L2:DATA.L2 DATA.L3:DATA.L12 DATA.A3:DATA.A12 DATA.M2:DATA.M2 DATA.M3:DATA.M12 DATA.A3:DATA.A12 DATA.N2:DATA.N2 DATA.N3:DATA.N12 DATA.A3:DATA.A12 DATA.O2:DATA.O2 DATA.O3:DATA.O12 DATA.A3:DATA.A12 DATA.P2:DATA.P2 DATA.P3:DATA.P12 DATA.A3:DATA.A12 DATA.Q2:DATA.Q2 DATA.Q3:DATA.Q12 DATA.A3:DATA.A12 DATA.R2:DATA.R2 DATA.R3:DATA.R12 DATA.A3:DATA.A12 DATA.S2:DATA.S2 DATA.S3:DATA.S12 DATA.A3:DATA.A12 DATA.T2:DATA.T2 DATA.T3:DATA.T12 DATA.A3:DATA.A12 DATA.U2:DATA.U2 DATA.U3:DATA.U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205.94mm" svg:height="121.5mm" svg:x="0.01mm" svg:y="0.01mm">
            <loext:p draw:notify-on-update-of-ranges="DATA.A3:DATA.A12 DATA.Y3:DATA.Y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00:12:23.224259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00:31:36.464077980</dc:date>
    <dc:creator>Yu-Yang Lin</dc:creator>
    <meta:editing-duration>PT4H30M37S</meta:editing-duration>
    <meta:editing-cycles>34</meta:editing-cycles>
    <meta:generator>LibreOffice/5.0.6.2$Linux_X86_64 LibreOffice_project/00$Build-2</meta:generator>
    <meta:document-statistic meta:table-count="3" meta:cell-count="5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true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44cm" svg:height="17.611cm" xlink:href=".." xlink:type="simple" chart:class="chart:scatter" chart:style-name="ch1">
        <chart:title svg:x="9.504cm" svg:y="0.488cm" chart:style-name="ch2">
          <text:p>MEAN TOTAL EXECUTION TIMES PER PROGRAM</text:p>
        </chart:title>
        <chart:legend chart:legend-position="top" svg:x="3.242cm" svg:y="1.452cm" style:legend-expansion="wide" chart:style-name="ch3"/>
        <chart:plot-area chart:style-name="ch4" table:cell-range-address="DATA.A3:DATA.U12 DATA.B2:DATA.U2" chart:data-source-has-labels="row" svg:x="1.599cm" svg:y="2.9cm" svg:width="27.253cm" svg:height="13.378cm">
          <chartooo:coordinate-region svg:x="2.697cm" svg:y="3.099cm" svg:width="25.783cm" svg:height="12.532cm"/>
          <chart:axis chart:dimension="x" chart:name="primary-x" chart:style-name="ch5">
            <chart:title svg:x="14.586cm" svg:y="16.63cm" chart:style-name="ch6">
              <text:p>BOUND</text:p>
            </chart:title>
          </chart:axis>
          <chart:axis chart:dimension="y" chart:name="primary-y" chart:style-name="ch7">
            <chart:title svg:x="0.451cm" svg:y="12.186cm" chart:style-name="ch8">
              <text:p>MEAN TOTAL EXECUTION TIME (s)</text:p>
            </chart:title>
            <chart:grid chart:style-name="ch9" chart:class="major"/>
          </chart:axis>
          <chart:series chart:style-name="ch10" chart:values-cell-range-address="DATA.B3:DATA.B12" chart:label-cell-address="DATA.B2:DATA.B2" chart:class="chart:scatter">
            <chart:domain table:cell-range-address="DATA.A3:DATA.A12"/>
            <chart:data-point chart:repeated="10"/>
          </chart:series>
          <chart:series chart:style-name="ch11" chart:values-cell-range-address="DATA.C3:DATA.C12" chart:label-cell-address="DATA.C2:DATA.C2" chart:class="chart:scatter">
            <chart:data-point chart:repeated="10"/>
          </chart:series>
          <chart:series chart:style-name="ch12" chart:values-cell-range-address="DATA.D3:DATA.D12" chart:label-cell-address="DATA.D2:DATA.D2" chart:class="chart:scatter">
            <chart:data-point chart:repeated="10"/>
          </chart:series>
          <chart:series chart:style-name="ch13" chart:values-cell-range-address="DATA.E3:DATA.E12" chart:label-cell-address="DATA.E2:DATA.E2" chart:class="chart:scatter">
            <chart:data-point chart:repeated="10"/>
          </chart:series>
          <chart:series chart:style-name="ch14" chart:values-cell-range-address="DATA.F3:DATA.F12" chart:label-cell-address="DATA.F2:DATA.F2" chart:class="chart:scatter">
            <chart:data-point chart:repeated="10"/>
          </chart:series>
          <chart:series chart:style-name="ch15" chart:values-cell-range-address="DATA.G3:DATA.G12" chart:label-cell-address="DATA.G2:DATA.G2" chart:class="chart:scatter">
            <chart:data-point chart:repeated="10"/>
          </chart:series>
          <chart:series chart:style-name="ch16" chart:values-cell-range-address="DATA.H3:DATA.H12" chart:label-cell-address="DATA.H2:DATA.H2" chart:class="chart:scatter">
            <chart:data-point chart:repeated="10"/>
          </chart:series>
          <chart:series chart:style-name="ch17" chart:values-cell-range-address="DATA.I3:DATA.I12" chart:label-cell-address="DATA.I2:DATA.I2" chart:class="chart:scatter">
            <chart:data-point chart:repeated="10"/>
          </chart:series>
          <chart:series chart:style-name="ch18" chart:values-cell-range-address="DATA.J3:DATA.J12" chart:label-cell-address="DATA.J2:DATA.J2" chart:class="chart:scatter">
            <chart:data-point chart:repeated="10"/>
          </chart:series>
          <chart:series chart:style-name="ch19" chart:values-cell-range-address="DATA.K3:DATA.K12" chart:label-cell-address="DATA.K2:DATA.K2" chart:class="chart:scatter">
            <chart:data-point chart:repeated="10"/>
          </chart:series>
          <chart:series chart:style-name="ch20" chart:values-cell-range-address="DATA.L3:DATA.L12" chart:label-cell-address="DATA.L2:DATA.L2" chart:class="chart:scatter">
            <chart:data-point chart:repeated="10"/>
          </chart:series>
          <chart:series chart:style-name="ch21" chart:values-cell-range-address="DATA.M3:DATA.M12" chart:label-cell-address="DATA.M2:DATA.M2" chart:class="chart:scatter">
            <chart:data-point chart:repeated="10"/>
          </chart:series>
          <chart:series chart:style-name="ch22" chart:values-cell-range-address="DATA.N3:DATA.N12" chart:label-cell-address="DATA.N2:DATA.N2" chart:class="chart:scatter">
            <chart:data-point chart:repeated="10"/>
          </chart:series>
          <chart:series chart:style-name="ch23" chart:values-cell-range-address="DATA.O3:DATA.O12" chart:label-cell-address="DATA.O2:DATA.O2" chart:class="chart:scatter">
            <chart:data-point chart:repeated="10"/>
          </chart:series>
          <chart:series chart:style-name="ch24" chart:values-cell-range-address="DATA.P3:DATA.P12" chart:label-cell-address="DATA.P2:DATA.P2" chart:class="chart:scatter">
            <chart:data-point chart:repeated="10"/>
          </chart:series>
          <chart:series chart:style-name="ch25" chart:values-cell-range-address="DATA.Q3:DATA.Q12" chart:label-cell-address="DATA.Q2:DATA.Q2" chart:class="chart:scatter">
            <chart:data-point chart:repeated="10"/>
          </chart:series>
          <chart:series chart:style-name="ch26" chart:values-cell-range-address="DATA.R3:DATA.R12" chart:label-cell-address="DATA.R2:DATA.R2" chart:class="chart:scatter">
            <chart:data-point chart:repeated="10"/>
          </chart:series>
          <chart:series chart:style-name="ch27" chart:values-cell-range-address="DATA.S3:DATA.S12" chart:label-cell-address="DATA.S2:DATA.S2" chart:class="chart:scatter">
            <chart:data-point chart:repeated="10"/>
          </chart:series>
          <chart:series chart:style-name="ch28" chart:values-cell-range-address="DATA.T3:DATA.T12" chart:label-cell-address="DATA.T2:DATA.T2" chart:class="chart:scatter">
            <chart:data-point chart:repeated="10"/>
          </chart:series>
          <chart:series chart:style-name="ch29" chart:values-cell-range-address="DATA.U3:DATA.U12" chart:label-cell-address="DATA.U2:DATA.U2" chart:class="chart:scatter">
            <chart:data-point chart:repeated="1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B2:DATA.B2</svg:desc>
                </draw:g>
              </table:table-cell>
              <table:table-cell office:value-type="string">
                <text:p>copy_intro</text:p>
                <draw:g>
                  <svg:desc>DATA.C2:DATA.C2</svg:desc>
                </draw:g>
              </table:table-cell>
              <table:table-cell office:value-type="string">
                <text:p>e-fact</text:p>
                <draw:g>
                  <svg:desc>DATA.D2:DATA.D2</svg:desc>
                </draw:g>
              </table:table-cell>
              <table:table-cell office:value-type="string">
                <text:p>e-simple</text:p>
                <draw:g>
                  <svg:desc>DATA.E2:DATA.E2</svg:desc>
                </draw:g>
              </table:table-cell>
              <table:table-cell office:value-type="string">
                <text:p>hors</text:p>
                <draw:g>
                  <svg:desc>DATA.F2:DATA.F2</svg:desc>
                </draw:g>
              </table:table-cell>
              <table:table-cell office:value-type="string">
                <text:p>hrec</text:p>
                <draw:g>
                  <svg:desc>DATA.G2:DATA.G2</svg:desc>
                </draw:g>
              </table:table-cell>
              <table:table-cell office:value-type="string">
                <text:p>intro1</text:p>
                <draw:g>
                  <svg:desc>DATA.H2:DATA.H2</svg:desc>
                </draw:g>
              </table:table-cell>
              <table:table-cell office:value-type="string">
                <text:p>intro3</text:p>
                <draw:g>
                  <svg:desc>DATA.I2:DATA.I2</svg:desc>
                </draw:g>
              </table:table-cell>
              <table:table-cell office:value-type="string">
                <text:p>l-zipmap</text:p>
                <draw:g>
                  <svg:desc>DATA.J2:DATA.J2</svg:desc>
                </draw:g>
              </table:table-cell>
              <table:table-cell office:value-type="string">
                <text:p>l-zipunzip</text:p>
                <draw:g>
                  <svg:desc>DATA.K2:DATA.K2</svg:desc>
                </draw:g>
              </table:table-cell>
              <table:table-cell office:value-type="string">
                <text:p>max</text:p>
                <draw:g>
                  <svg:desc>DATA.L2:DATA.L2</svg:desc>
                </draw:g>
              </table:table-cell>
              <table:table-cell office:value-type="string">
                <text:p>mc91</text:p>
                <draw:g>
                  <svg:desc>DATA.M2:DATA.M2</svg:desc>
                </draw:g>
              </table:table-cell>
              <table:table-cell office:value-type="string">
                <text:p>mc91-e</text:p>
                <draw:g>
                  <svg:desc>DATA.N2:DATA.N2</svg:desc>
                </draw:g>
              </table:table-cell>
              <table:table-cell office:value-type="string">
                <text:p>mult</text:p>
                <draw:g>
                  <svg:desc>DATA.O2:DATA.O2</svg:desc>
                </draw:g>
              </table:table-cell>
              <table:table-cell office:value-type="string">
                <text:p>mult-e</text:p>
                <draw:g>
                  <svg:desc>DATA.P2:DATA.P2</svg:desc>
                </draw:g>
              </table:table-cell>
              <table:table-cell office:value-type="string">
                <text:p>repeat-e</text:p>
                <draw:g>
                  <svg:desc>DATA.Q2:DATA.Q2</svg:desc>
                </draw:g>
              </table:table-cell>
              <table:table-cell office:value-type="string">
                <text:p>r-lock</text:p>
                <draw:g>
                  <svg:desc>DATA.R2:DATA.R2</svg:desc>
                </draw:g>
              </table:table-cell>
              <table:table-cell office:value-type="string">
                <text:p>r-lock-e</text:p>
                <draw:g>
                  <svg:desc>DATA.S2:DATA.S2</svg:desc>
                </draw:g>
              </table:table-cell>
              <table:table-cell office:value-type="string">
                <text:p>sum</text:p>
                <draw:g>
                  <svg:desc>DATA.T2:DATA.T2</svg:desc>
                </draw:g>
              </table:table-cell>
              <table:table-cell office:value-type="string">
                <text:p>sum-e</text:p>
                <draw:g>
                  <svg:desc>DATA.U2:DATA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:DATA.A12</svg:desc>
                </draw:g>
              </table:table-cell>
              <table:table-cell office:value-type="float" office:value="0.022">
                <text:p>0.022</text:p>
                <draw:g>
                  <svg:desc>DATA.B3:DATA.B12</svg:desc>
                </draw:g>
              </table:table-cell>
              <table:table-cell office:value-type="float" office:value="0.014">
                <text:p>0.014</text:p>
                <draw:g>
                  <svg:desc>DATA.C3:DATA.C12</svg:desc>
                </draw:g>
              </table:table-cell>
              <table:table-cell office:value-type="float" office:value="0.017">
                <text:p>0.017</text:p>
                <draw:g>
                  <svg:desc>DATA.D3:DATA.D12</svg:desc>
                </draw:g>
              </table:table-cell>
              <table:table-cell office:value-type="float" office:value="0.0146666666666667">
                <text:p>0.0146666666666667</text:p>
                <draw:g>
                  <svg:desc>DATA.E3:DATA.E12</svg:desc>
                </draw:g>
              </table:table-cell>
              <table:table-cell office:value-type="float" office:value="0.0183333333333333">
                <text:p>0.0183333333333333</text:p>
                <draw:g>
                  <svg:desc>DATA.F3:DATA.F12</svg:desc>
                </draw:g>
              </table:table-cell>
              <table:table-cell office:value-type="float" office:value="0.017">
                <text:p>0.017</text:p>
                <draw:g>
                  <svg:desc>DATA.G3:DATA.G12</svg:desc>
                </draw:g>
              </table:table-cell>
              <table:table-cell office:value-type="float" office:value="0.02">
                <text:p>0.02</text:p>
                <draw:g>
                  <svg:desc>DATA.H3:DATA.H12</svg:desc>
                </draw:g>
              </table:table-cell>
              <table:table-cell office:value-type="float" office:value="0.0163333333333333">
                <text:p>0.0163333333333333</text:p>
                <draw:g>
                  <svg:desc>DATA.I3:DATA.I12</svg:desc>
                </draw:g>
              </table:table-cell>
              <table:table-cell office:value-type="float" office:value="0.0206666666666667">
                <text:p>0.0206666666666667</text:p>
                <draw:g>
                  <svg:desc>DATA.J3:DATA.J12</svg:desc>
                </draw:g>
              </table:table-cell>
              <table:table-cell office:value-type="float" office:value="0.0203333333333333">
                <text:p>0.0203333333333333</text:p>
                <draw:g>
                  <svg:desc>DATA.K3:DATA.K12</svg:desc>
                </draw:g>
              </table:table-cell>
              <table:table-cell office:value-type="float" office:value="0.021">
                <text:p>0.021</text:p>
                <draw:g>
                  <svg:desc>DATA.L3:DATA.L12</svg:desc>
                </draw:g>
              </table:table-cell>
              <table:table-cell office:value-type="float" office:value="0.0216666666666667">
                <text:p>0.0216666666666667</text:p>
                <draw:g>
                  <svg:desc>DATA.M3:DATA.M12</svg:desc>
                </draw:g>
              </table:table-cell>
              <table:table-cell office:value-type="float" office:value="0.0173333333333333">
                <text:p>0.0173333333333333</text:p>
                <draw:g>
                  <svg:desc>DATA.N3:DATA.N12</svg:desc>
                </draw:g>
              </table:table-cell>
              <table:table-cell office:value-type="float" office:value="0.0143333333333333">
                <text:p>0.0143333333333333</text:p>
                <draw:g>
                  <svg:desc>DATA.O3:DATA.O12</svg:desc>
                </draw:g>
              </table:table-cell>
              <table:table-cell office:value-type="float" office:value="0.0203333333333333">
                <text:p>0.0203333333333333</text:p>
                <draw:g>
                  <svg:desc>DATA.P3:DATA.P12</svg:desc>
                </draw:g>
              </table:table-cell>
              <table:table-cell office:value-type="float" office:value="0.017">
                <text:p>0.017</text:p>
                <draw:g>
                  <svg:desc>DATA.Q3:DATA.Q12</svg:desc>
                </draw:g>
              </table:table-cell>
              <table:table-cell office:value-type="float" office:value="0.0166666666666667">
                <text:p>0.0166666666666667</text:p>
                <draw:g>
                  <svg:desc>DATA.R3:DATA.R12</svg:desc>
                </draw:g>
              </table:table-cell>
              <table:table-cell office:value-type="float" office:value="0.019">
                <text:p>0.019</text:p>
                <draw:g>
                  <svg:desc>DATA.S3:DATA.S12</svg:desc>
                </draw:g>
              </table:table-cell>
              <table:table-cell office:value-type="float" office:value="0.0143333333333333">
                <text:p>0.0143333333333333</text:p>
                <draw:g>
                  <svg:desc>DATA.T3:DATA.T12</svg:desc>
                </draw:g>
              </table:table-cell>
              <table:table-cell office:value-type="float" office:value="0.0173333333333333">
                <text:p>0.0173333333333333</text:p>
                <draw:g>
                  <svg:desc>DATA.U3:DATA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9">
                <text:p>0.019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6">
                <text:p>0.026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22">
                <text:p>0.022</text:p>
              </table:table-cell>
              <table:table-cell office:value-type="float" office:value="0.0203333333333333">
                <text:p>0.020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38">
                <text:p>0.038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313333333333333">
                <text:p>0.0313333333333333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0.0186666666666667">
                <text:p>0.0186666666666667</text:p>
              </table:table-cell>
              <table:table-cell office:value-type="float" office:value="0.0226666666666667">
                <text:p>0.022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26">
                <text:p>0.026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246666666666667">
                <text:p>0.024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483333333333333">
                <text:p>0.0483333333333333</text:p>
              </table:table-cell>
              <table:table-cell office:value-type="float" office:value="0.028">
                <text:p>0.028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5">
                <text:p>0.05</text:p>
              </table:table-cell>
              <table:table-cell office:value-type="float" office:value="0.0356666666666667">
                <text:p>0.0356666666666667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306666666666667">
                <text:p>0.030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57777777777778">
                <text:p>0.0257777777777778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2">
                <text:p>0.152</text:p>
              </table:table-cell>
              <table:table-cell office:value-type="float" office:value="0.038">
                <text:p>0.038</text:p>
              </table:table-cell>
              <table:table-cell office:value-type="float" office:value="0.026">
                <text:p>0.026</text:p>
              </table:table-cell>
              <table:table-cell office:value-type="float" office:value="0.015">
                <text:p>0.015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786666666666667">
                <text:p>0.0786666666666667</text:p>
              </table:table-cell>
              <table:table-cell office:value-type="float" office:value="0.0363333333333333">
                <text:p>0.0363333333333333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3">
                <text:p>0.0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4">
                <text:p>0.024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5">
                <text:p>0.025</text:p>
              </table:table-cell>
              <table:table-cell office:value-type="float" office:value="0.0226666666666667">
                <text:p>0.0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">
                <text:p>0.894</text:p>
              </table:table-cell>
              <table:table-cell office:value-type="float" office:value="0.048">
                <text:p>0.048</text:p>
              </table:table-cell>
              <table:table-cell office:value-type="float" office:value="0.024">
                <text:p>0.024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783333333333333">
                <text:p>0.0783333333333333</text:p>
              </table:table-cell>
              <table:table-cell office:value-type="float" office:value="0.041">
                <text:p>0.041</text:p>
              </table:table-cell>
              <table:table-cell office:value-type="float" office:value="0.025">
                <text:p>0.025</text:p>
              </table:table-cell>
              <table:table-cell office:value-type="float" office:value="0.199">
                <text:p>0.199</text:p>
              </table:table-cell>
              <table:table-cell office:value-type="float" office:value="0.158666666666667">
                <text:p>0.158666666666667</text:p>
              </table:table-cell>
              <table:table-cell office:value-type="float" office:value="0.0326666666666667">
                <text:p>0.03266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296666666666667">
                <text:p>0.029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864">
                <text:p>7.864</text:p>
              </table:table-cell>
              <table:table-cell office:value-type="float" office:value="0.05">
                <text:p>0.05</text:p>
              </table:table-cell>
              <table:table-cell office:value-type="float" office:value="0.037">
                <text:p>0.037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3">
                <text:p>0.03</text:p>
              </table:table-cell>
              <table:table-cell office:value-type="float" office:value="0.155333333333333">
                <text:p>0.155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9">
                <text:p>0.09</text:p>
              </table:table-cell>
              <table:table-cell office:value-type="float" office:value="0.052">
                <text:p>0.052</text:p>
              </table:table-cell>
              <table:table-cell office:value-type="float" office:value="0.026">
                <text:p>0.026</text:p>
              </table:table-cell>
              <table:table-cell office:value-type="float" office:value="0.499333333333333">
                <text:p>0.499333333333333</text:p>
              </table:table-cell>
              <table:table-cell office:value-type="float" office:value="0.12">
                <text:p>0.12</text:p>
              </table:table-cell>
              <table:table-cell office:value-type="float" office:value="0.0386666666666667">
                <text:p>0.0386666666666667</text:p>
              </table:table-cell>
              <table:table-cell office:value-type="float" office:value="0.028">
                <text:p>0.028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4">
                <text:p>0.04</text:p>
              </table:table-cell>
              <table:table-cell office:value-type="float" office:value="0.0223333333333333">
                <text:p>0.022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6">
                <text:p>0.066</text:p>
              </table:table-cell>
              <table:table-cell office:value-type="float" office:value="0.042">
                <text:p>0.042</text:p>
              </table:table-cell>
              <table:table-cell office:value-type="float" office:value="0.02">
                <text:p>0.02</text:p>
              </table:table-cell>
              <table:table-cell office:value-type="float" office:value="0.029">
                <text:p>0.029</text:p>
              </table:table-cell>
              <table:table-cell office:value-type="float" office:value="0.280666666666667">
                <text:p>0.28066666666666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118666666666667">
                <text:p>0.118666666666667</text:p>
              </table:table-cell>
              <table:table-cell office:value-type="float" office:value="0.0603333333333333">
                <text:p>0.060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2.09666666666667">
                <text:p>2.09666666666667</text:p>
              </table:table-cell>
              <table:table-cell office:value-type="float" office:value="0.216333333333333">
                <text:p>0.216333333333333</text:p>
              </table:table-cell>
              <table:table-cell office:value-type="float" office:value="0.0436666666666667">
                <text:p>0.0436666666666667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0.028">
                <text:p>0.028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453333333333333">
                <text:p>0.04533333333333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69">
                <text:p>0.069</text:p>
              </table:table-cell>
              <table:table-cell office:value-type="float" office:value="0.042">
                <text:p>0.04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2.73866666666667">
                <text:p>2.738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115">
                <text:p>0.115</text:p>
              </table:table-cell>
              <table:table-cell office:value-type="float" office:value="0.0693333333333333">
                <text:p>0.06933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5.62033333333333">
                <text:p>5.62033333333333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0493333333333333">
                <text:p>0.0493333333333333</text:p>
              </table:table-cell>
              <table:table-cell office:value-type="float" office:value="0.055">
                <text:p>0.055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52">
                <text:p>0.052</text:p>
              </table:table-cell>
              <table:table-cell office:value-type="float" office:value="0.0493333333333333">
                <text:p>0.049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78">
                <text:p>0.078</text:p>
              </table:table-cell>
              <table:table-cell office:value-type="float" office:value="0.041">
                <text:p>0.041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286666666666667">
                <text:p>0.0286666666666667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182">
                <text:p>0.182</text:p>
              </table:table-cell>
              <table:table-cell office:value-type="float" office:value="0.0846666666666667">
                <text:p>0.0846666666666667</text:p>
              </table:table-cell>
              <table:table-cell office:value-type="float" office:value="0.0276666666666667">
                <text:p>0.0276666666666667</text:p>
              </table:table-cell>
              <table:table-cell office:value-type="float" office:value="10">
                <text:p>10</text:p>
              </table:table-cell>
              <table:table-cell office:value-type="float" office:value="2.857">
                <text:p>2.857</text:p>
              </table:table-cell>
              <table:table-cell office:value-type="float" office:value="0.0616666666666667">
                <text:p>0.0616666666666667</text:p>
              </table:table-cell>
              <table:table-cell office:value-type="float" office:value="0.058">
                <text:p>0.058</text:p>
              </table:table-cell>
              <table:table-cell office:value-type="float" office:value="0.0356666666666667">
                <text:p>0.0356666666666667</text:p>
              </table:table-cell>
              <table:table-cell office:value-type="float" office:value="0.0236666666666667">
                <text:p>0.0236666666666667</text:p>
              </table:table-cell>
              <table:table-cell office:value-type="float" office:value="0.028">
                <text:p>0.028</text:p>
              </table:table-cell>
              <table:table-cell office:value-type="float" office:value="0.0526666666666667">
                <text:p>0.0526666666666667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95cm" svg:height="12.151cm" xlink:href=".." xlink:type="simple" chart:class="chart:scatter" chart:style-name="ch1">
        <chart:plot-area chart:style-name="ch2" table:cell-range-address="DATA.A3:DATA.A12 DATA.Y3:DATA.Y12" svg:x="1.422cm" svg:y="0.243cm" svg:width="18.762cm" svg:height="10.684cm">
          <chartooo:coordinate-region svg:x="2.44cm" svg:y="0.442cm" svg:width="17.557cm" svg:height="10.286cm"/>
          <chart:axis chart:dimension="x" chart:name="primary-x" chart:style-name="ch3">
            <chart:title svg:x="10.045cm" svg:y="11.17cm" chart:style-name="ch4">
              <text:p>Bound (k)</text:p>
            </chart:title>
          </chart:axis>
          <chart:axis chart:dimension="y" chart:name="primary-y" chart:style-name="ch5">
            <chart:title svg:x="0.451cm" svg:y="7.997cm" chart:style-name="ch6">
              <text:p>(%) increase in computation time</text:p>
            </chart:title>
            <chart:grid chart:style-name="ch7" chart:class="major"/>
          </chart:axis>
          <chart:series chart:style-name="ch8" chart:values-cell-range-address="DATA.Y3:DATA.Y12" chart:class="chart:scatter">
            <chart:domain table:cell-range-address="DATA.A3:DATA.A1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:DATA.A12</svg:desc>
                </draw:g>
              </table:table-cell>
              <table:table-cell office:value-type="float" office:value="0.269729093050648">
                <text:p>0.269729093050648</text:p>
                <draw:g>
                  <svg:desc>DATA.Y3:DATA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14035087719298">
                <text:p>0.414035087719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4977293369664">
                <text:p>0.2497729336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0.945693003799035">
                <text:p>-0.945693003799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0.931043407145149">
                <text:p>-0.931043407145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0.940604967948718">
                <text:p>-0.940604967948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0.813263915722682">
                <text:p>-0.813263915722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0.748954953929436">
                <text:p>-0.748954953929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0.653379478350491">
                <text:p>-0.653379478350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487219701353148">
                <text:p>-0.487219701353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